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48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1.4075in"/>
    </style:style>
    <style:style style:name="co4" style:family="table-column">
      <style:table-column-properties fo:break-before="auto" style:column-width="0.9783in"/>
    </style:style>
    <style:style style:name="co5" style:family="table-column">
      <style:table-column-properties fo:break-before="auto" style:column-width="1.2043in"/>
    </style:style>
    <style:style style:name="co6" style:family="table-column">
      <style:table-column-properties fo:break-before="auto" style:column-width="0.9035in"/>
    </style:style>
    <style:style style:name="co7" style:family="table-column">
      <style:table-column-properties fo:break-before="auto" style:column-width="1.450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6827in"/>
    </style:style>
    <style:style style:name="co10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stimation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<text:s/>sample_lambda </text:p>
          </table:table-cell>
          <table:table-cell office:value-type="string" calcext:value-type="string">
            <text:p><text:s/>confidence_lambda </text:p>
          </table:table-cell>
          <table:table-cell office:value-type="string" calcext:value-type="string">
            <text:p><text:s/>sample_wait </text:p>
          </table:table-cell>
          <table:table-cell office:value-type="string" calcext:value-type="string">
            <text:p><text:s/>confidence_wait </text:p>
          </table:table-cell>
          <table:table-cell office:value-type="string" calcext:value-type="string">
            <text:p><text:s/>asked_wait </text:p>
          </table:table-cell>
          <table:table-cell office:value-type="string" calcext:value-type="string">
            <text:p><text:s/>lambda_sample_std </text:p>
          </table:table-cell>
          <table:table-cell office:value-type="string" calcext:value-type="string">
            <text:p><text:s/>wait_sample_std</text:p>
          </table:table-cell>
          <table:table-cell/>
          <table:table-cell office:value-type="string" calcext:value-type="string">
            <text:p>lambda_stdev_over_mean</text:p>
          </table:table-cell>
          <table:table-cell office:value-type="string" calcext:value-type="string">
            <text:p>wait_stdev_over_mean</text:p>
          </table:table-cell>
        </table:table-row>
        <table:table-row table:style-name="ro1">
          <table:table-cell office:value-type="string" calcext:value-type="string">
            <text:p>The Royal Reception Hall </text:p>
          </table:table-cell>
          <table:table-cell office:value-type="float" office:value="11.00311" calcext:value-type="float">
            <text:p>11.00311</text:p>
          </table:table-cell>
          <table:table-cell office:value-type="float" office:value="0.010665" calcext:value-type="float">
            <text:p>0.010665</text:p>
          </table:table-cell>
          <table:table-cell office:value-type="float" office:value="43.955311" calcext:value-type="float">
            <text:p>43.955311</text:p>
          </table:table-cell>
          <table:table-cell office:value-type="float" office:value="0.272796" calcext:value-type="float">
            <text:p>0.272796</text:p>
          </table:table-cell>
          <table:table-cell office:value-type="float" office:value="44" calcext:value-type="float">
            <text:p>44</text:p>
          </table:table-cell>
          <table:table-cell office:value-type="float" office:value="0.171777" calcext:value-type="float">
            <text:p>0.171777</text:p>
          </table:table-cell>
          <table:table-cell office:value-type="float" office:value="4.393859" calcext:value-type="float">
            <text:p>4.393859</text:p>
          </table:table-cell>
          <table:table-cell/>
          <table:table-cell table:formula="of:=[.G2]/[.B2] * 100" office:value-type="float" office:value="1.56116770622124" calcext:value-type="float">
            <text:p>1.56116770622124</text:p>
          </table:table-cell>
          <table:table-cell table:formula="of:=[.H2]/[.D2] * 100" office:value-type="float" office:value="9.99619590906774" calcext:value-type="float">
            <text:p>9.99619590906774</text:p>
          </table:table-cell>
        </table:table-row>
        <table:table-row table:style-name="ro1">
          <table:table-cell office:value-type="string" calcext:value-type="string">
            <text:p>Toy Soldier Parachute Drop </text:p>
          </table:table-cell>
          <table:table-cell office:value-type="float" office:value="4.343041" calcext:value-type="float">
            <text:p>4.343041</text:p>
          </table:table-cell>
          <table:table-cell office:value-type="float" office:value="0.006866" calcext:value-type="float">
            <text:p>0.006866</text:p>
          </table:table-cell>
          <table:table-cell office:value-type="float" office:value="39.808078" calcext:value-type="float">
            <text:p>39.808078</text:p>
          </table:table-cell>
          <table:table-cell office:value-type="float" office:value="0.425681" calcext:value-type="float">
            <text:p>0.425681</text:p>
          </table:table-cell>
          <table:table-cell office:value-type="float" office:value="40" calcext:value-type="float">
            <text:p>40</text:p>
          </table:table-cell>
          <table:table-cell office:value-type="float" office:value="0.110584" calcext:value-type="float">
            <text:p>0.110584</text:p>
          </table:table-cell>
          <table:table-cell office:value-type="float" office:value="6.856348" calcext:value-type="float">
            <text:p>6.856348</text:p>
          </table:table-cell>
          <table:table-cell/>
          <table:table-cell table:formula="of:=[.G3]/[.B3] * 100" office:value-type="float" office:value="2.54623430909356" calcext:value-type="float">
            <text:p>2.54623430909356</text:p>
          </table:table-cell>
          <table:table-cell table:formula="of:=[.H3]/[.D3] * 100" office:value-type="float" office:value="17.2235092585982" calcext:value-type="float">
            <text:p>17.2235092585982</text:p>
          </table:table-cell>
        </table:table-row>
        <table:table-row table:style-name="ro1">
          <table:table-cell office:value-type="string" calcext:value-type="string">
            <text:p>Duffy And Friends Play House </text:p>
          </table:table-cell>
          <table:table-cell office:value-type="float" office:value="21.270127" calcext:value-type="float">
            <text:p>21.270127</text:p>
          </table:table-cell>
          <table:table-cell office:value-type="float" office:value="0.014699" calcext:value-type="float">
            <text:p>0.014699</text:p>
          </table:table-cell>
          <table:table-cell office:value-type="float" office:value="29.024909" calcext:value-type="float">
            <text:p>29.024909</text:p>
          </table:table-cell>
          <table:table-cell office:value-type="float" office:value="0.200324" calcext:value-type="float">
            <text:p>0.200324</text:p>
          </table:table-cell>
          <table:table-cell office:value-type="float" office:value="29" calcext:value-type="float">
            <text:p>29</text:p>
          </table:table-cell>
          <table:table-cell office:value-type="float" office:value="0.236753" calcext:value-type="float">
            <text:p>0.236753</text:p>
          </table:table-cell>
          <table:table-cell office:value-type="float" office:value="3.226569" calcext:value-type="float">
            <text:p>3.226569</text:p>
          </table:table-cell>
          <table:table-cell/>
          <table:table-cell table:formula="of:=[.G4]/[.B4] * 100" office:value-type="float" office:value="1.11307751006846" calcext:value-type="float">
            <text:p>1.11307751006846</text:p>
          </table:table-cell>
          <table:table-cell table:formula="of:=[.H4]/[.D4] * 100" office:value-type="float" office:value="11.1165516487924" calcext:value-type="float">
            <text:p>11.1165516487924</text:p>
          </table:table-cell>
        </table:table-row>
        <table:table-row table:style-name="ro1">
          <table:table-cell office:value-type="string" calcext:value-type="string">
            <text:p>RC Racer </text:p>
          </table:table-cell>
          <table:table-cell office:value-type="float" office:value="10.818428" calcext:value-type="float">
            <text:p>10.818428</text:p>
          </table:table-cell>
          <table:table-cell office:value-type="float" office:value="0.010786" calcext:value-type="float">
            <text:p>0.010786</text:p>
          </table:table-cell>
          <table:table-cell office:value-type="float" office:value="37.042867" calcext:value-type="float">
            <text:p>37.042867</text:p>
          </table:table-cell>
          <table:table-cell office:value-type="float" office:value="0.273281" calcext:value-type="float">
            <text:p>0.273281</text:p>
          </table:table-cell>
          <table:table-cell office:value-type="float" office:value="37" calcext:value-type="float">
            <text:p>37</text:p>
          </table:table-cell>
          <table:table-cell office:value-type="float" office:value="0.173722" calcext:value-type="float">
            <text:p>0.173722</text:p>
          </table:table-cell>
          <table:table-cell office:value-type="float" office:value="4.401672" calcext:value-type="float">
            <text:p>4.401672</text:p>
          </table:table-cell>
          <table:table-cell/>
          <table:table-cell table:formula="of:=[.G5]/[.B5] * 100" office:value-type="float" office:value="1.60579707144143" calcext:value-type="float">
            <text:p>1.60579707144143</text:p>
          </table:table-cell>
          <table:table-cell table:formula="of:=[.H5]/[.D5] * 100" office:value-type="float" office:value="11.8826439648961" calcext:value-type="float">
            <text:p>11.8826439648961</text:p>
          </table:table-cell>
        </table:table-row>
        <table:table-row table:style-name="ro1">
          <table:table-cell office:value-type="string" calcext:value-type="string">
            <text:p>Iron Man Tech Showcase </text:p>
          </table:table-cell>
          <table:table-cell office:value-type="float" office:value="22.24324" calcext:value-type="float">
            <text:p>22.24324</text:p>
          </table:table-cell>
          <table:table-cell office:value-type="float" office:value="0.01586" calcext:value-type="float">
            <text:p>0.01586</text:p>
          </table:table-cell>
          <table:table-cell office:value-type="float" office:value="48.166881" calcext:value-type="float">
            <text:p>48.166881</text:p>
          </table:table-cell>
          <table:table-cell office:value-type="float" office:value="0.256648" calcext:value-type="float">
            <text:p>0.256648</text:p>
          </table:table-cell>
          <table:table-cell office:value-type="float" office:value="49" calcext:value-type="float">
            <text:p>49</text:p>
          </table:table-cell>
          <table:table-cell office:value-type="float" office:value="0.255448" calcext:value-type="float">
            <text:p>0.255448</text:p>
          </table:table-cell>
          <table:table-cell office:value-type="float" office:value="4.133762" calcext:value-type="float">
            <text:p>4.133762</text:p>
          </table:table-cell>
          <table:table-cell/>
          <table:table-cell table:formula="of:=[.G6]/[.B6] * 100" office:value-type="float" office:value="1.1484298150809" calcext:value-type="float">
            <text:p>1.1484298150809</text:p>
          </table:table-cell>
          <table:table-cell table:formula="of:=[.H6]/[.D6] * 100" office:value-type="float" office:value="8.58216665513385" calcext:value-type="float">
            <text:p>8.58216665513385</text:p>
          </table:table-cell>
        </table:table-row>
        <table:table-row table:style-name="ro1">
          <table:table-cell office:value-type="string" calcext:value-type="string">
            <text:p>Slinky Dog Spin </text:p>
          </table:table-cell>
          <table:table-cell office:value-type="float" office:value="4.257364" calcext:value-type="float">
            <text:p>4.257364</text:p>
          </table:table-cell>
          <table:table-cell office:value-type="float" office:value="0.006966" calcext:value-type="float">
            <text:p>0.006966</text:p>
          </table:table-cell>
          <table:table-cell office:value-type="float" office:value="32.196086" calcext:value-type="float">
            <text:p>32.196086</text:p>
          </table:table-cell>
          <table:table-cell office:value-type="float" office:value="0.423653" calcext:value-type="float">
            <text:p>0.423653</text:p>
          </table:table-cell>
          <table:table-cell office:value-type="float" office:value="32" calcext:value-type="float">
            <text:p>32</text:p>
          </table:table-cell>
          <table:table-cell office:value-type="float" office:value="0.112206" calcext:value-type="float">
            <text:p>0.112206</text:p>
          </table:table-cell>
          <table:table-cell office:value-type="float" office:value="6.823673" calcext:value-type="float">
            <text:p>6.823673</text:p>
          </table:table-cell>
          <table:table-cell/>
          <table:table-cell table:formula="of:=[.G7]/[.B7] * 100" office:value-type="float" office:value="2.63557450102928" calcext:value-type="float">
            <text:p>2.63557450102928</text:p>
          </table:table-cell>
          <table:table-cell table:formula="of:=[.H7]/[.D7] * 100" office:value-type="float" office:value="21.1941072588761" calcext:value-type="float">
            <text:p>21.1941072588761</text:p>
          </table:table-cell>
        </table:table-row>
        <table:table-row table:style-name="ro1">
          <table:table-cell office:value-type="string" calcext:value-type="string">
            <text:p>Big Grizzly Mountain Runaway Mine Cars </text:p>
          </table:table-cell>
          <table:table-cell office:value-type="float" office:value="6.542635" calcext:value-type="float">
            <text:p>6.542635</text:p>
          </table:table-cell>
          <table:table-cell office:value-type="float" office:value="0.008067" calcext:value-type="float">
            <text:p>0.008067</text:p>
          </table:table-cell>
          <table:table-cell office:value-type="float" office:value="41.207995" calcext:value-type="float">
            <text:p>41.207995</text:p>
          </table:table-cell>
          <table:table-cell office:value-type="float" office:value="0.334263" calcext:value-type="float">
            <text:p>0.334263</text:p>
          </table:table-cell>
          <table:table-cell office:value-type="float" office:value="41" calcext:value-type="float">
            <text:p>41</text:p>
          </table:table-cell>
          <table:table-cell office:value-type="float" office:value="0.129935" calcext:value-type="float">
            <text:p>0.129935</text:p>
          </table:table-cell>
          <table:table-cell office:value-type="float" office:value="5.383886" calcext:value-type="float">
            <text:p>5.383886</text:p>
          </table:table-cell>
          <table:table-cell/>
          <table:table-cell table:formula="of:=[.G8]/[.B8] * 100" office:value-type="float" office:value="1.98597354124141" calcext:value-type="float">
            <text:p>1.98597354124141</text:p>
          </table:table-cell>
          <table:table-cell table:formula="of:=[.H8]/[.D8] * 100" office:value-type="float" office:value="13.0651491294347" calcext:value-type="float">
            <text:p>13.0651491294347</text:p>
          </table:table-cell>
        </table:table-row>
        <table:table-row table:style-name="ro1">
          <table:table-cell office:value-type="string" calcext:value-type="string">
            <text:p>Dumbo The Flying Elephant </text:p>
          </table:table-cell>
          <table:table-cell office:value-type="float" office:value="6.403872" calcext:value-type="float">
            <text:p>6.403872</text:p>
          </table:table-cell>
          <table:table-cell office:value-type="float" office:value="0.008247" calcext:value-type="float">
            <text:p>0.008247</text:p>
          </table:table-cell>
          <table:table-cell office:value-type="float" office:value="31.98792" calcext:value-type="float">
            <text:p>31.98792</text:p>
          </table:table-cell>
          <table:table-cell office:value-type="float" office:value="0.349864" calcext:value-type="float">
            <text:p>0.349864</text:p>
          </table:table-cell>
          <table:table-cell office:value-type="float" office:value="32" calcext:value-type="float">
            <text:p>32</text:p>
          </table:table-cell>
          <table:table-cell office:value-type="float" office:value="0.132838" calcext:value-type="float">
            <text:p>0.132838</text:p>
          </table:table-cell>
          <table:table-cell office:value-type="float" office:value="5.635168" calcext:value-type="float">
            <text:p>5.635168</text:p>
          </table:table-cell>
          <table:table-cell/>
          <table:table-cell table:formula="of:=[.G9]/[.B9] * 100" office:value-type="float" office:value="2.0743387750411" calcext:value-type="float">
            <text:p>2.0743387750411</text:p>
          </table:table-cell>
          <table:table-cell table:formula="of:=[.H9]/[.D9] * 100" office:value-type="float" office:value="17.6165502477185" calcext:value-type="float">
            <text:p>17.6165502477185</text:p>
          </table:table-cell>
        </table:table-row>
        <table:table-row table:style-name="ro1">
          <table:table-cell office:value-type="string" calcext:value-type="string">
            <text:p>Jungle River Cruise </text:p>
          </table:table-cell>
          <table:table-cell office:value-type="float" office:value="14.500068" calcext:value-type="float">
            <text:p>14.500068</text:p>
          </table:table-cell>
          <table:table-cell office:value-type="float" office:value="0.01221" calcext:value-type="float">
            <text:p>0.01221</text:p>
          </table:table-cell>
          <table:table-cell office:value-type="float" office:value="18.187397" calcext:value-type="float">
            <text:p>18.187397</text:p>
          </table:table-cell>
          <table:table-cell office:value-type="float" office:value="0.226921" calcext:value-type="float">
            <text:p>0.226921</text:p>
          </table:table-cell>
          <table:table-cell office:value-type="float" office:value="18" calcext:value-type="float">
            <text:p>18</text:p>
          </table:table-cell>
          <table:table-cell office:value-type="float" office:value="0.196658" calcext:value-type="float">
            <text:p>0.196658</text:p>
          </table:table-cell>
          <table:table-cell office:value-type="float" office:value="3.654966" calcext:value-type="float">
            <text:p>3.654966</text:p>
          </table:table-cell>
          <table:table-cell/>
          <table:table-cell table:formula="of:=[.G10]/[.B10] * 100" office:value-type="float" office:value="1.35625570859392" calcext:value-type="float">
            <text:p>1.35625570859392</text:p>
          </table:table-cell>
          <table:table-cell table:formula="of:=[.H10]/[.D10] * 100" office:value-type="float" office:value="20.096146798797" calcext:value-type="float">
            <text:p>20.096146798797</text:p>
          </table:table-cell>
        </table:table-row>
        <table:table-row table:style-name="ro1">
          <table:table-cell office:value-type="string" calcext:value-type="string">
            <text:p>The Many Adventures of Winnie the Pooh </text:p>
          </table:table-cell>
          <table:table-cell office:value-type="float" office:value="6.342829" calcext:value-type="float">
            <text:p>6.342829</text:p>
          </table:table-cell>
          <table:table-cell office:value-type="float" office:value="0.007951" calcext:value-type="float">
            <text:p>0.007951</text:p>
          </table:table-cell>
          <table:table-cell office:value-type="float" office:value="28.150757" calcext:value-type="float">
            <text:p>28.150757</text:p>
          </table:table-cell>
          <table:table-cell office:value-type="float" office:value="0.343532" calcext:value-type="float">
            <text:p>0.343532</text:p>
          </table:table-cell>
          <table:table-cell office:value-type="float" office:value="28" calcext:value-type="float">
            <text:p>28</text:p>
          </table:table-cell>
          <table:table-cell office:value-type="float" office:value="0.128068" calcext:value-type="float">
            <text:p>0.128068</text:p>
          </table:table-cell>
          <table:table-cell office:value-type="float" office:value="5.533188" calcext:value-type="float">
            <text:p>5.533188</text:p>
          </table:table-cell>
          <table:table-cell/>
          <table:table-cell table:formula="of:=[.G11]/[.B11] * 100" office:value-type="float" office:value="2.01909904870524" calcext:value-type="float">
            <text:p>2.01909904870524</text:p>
          </table:table-cell>
          <table:table-cell table:formula="of:=[.H11]/[.D11] * 100" office:value-type="float" office:value="19.6555566871612" calcext:value-type="float">
            <text:p>19.6555566871612</text:p>
          </table:table-cell>
        </table:table-row>
        <table:table-row table:style-name="ro1">
          <table:table-cell office:value-type="string" calcext:value-type="string">
            <text:p>Mystic Manor </text:p>
          </table:table-cell>
          <table:table-cell office:value-type="float" office:value="14.913383" calcext:value-type="float">
            <text:p>14.913383</text:p>
          </table:table-cell>
          <table:table-cell office:value-type="float" office:value="0.01254" calcext:value-type="float">
            <text:p>0.01254</text:p>
          </table:table-cell>
          <table:table-cell office:value-type="float" office:value="29.949725" calcext:value-type="float">
            <text:p>29.949725</text:p>
          </table:table-cell>
          <table:table-cell office:value-type="float" office:value="0.225637" calcext:value-type="float">
            <text:p>0.225637</text:p>
          </table:table-cell>
          <table:table-cell office:value-type="float" office:value="30" calcext:value-type="float">
            <text:p>30</text:p>
          </table:table-cell>
          <table:table-cell office:value-type="float" office:value="0.201975" calcext:value-type="float">
            <text:p>0.201975</text:p>
          </table:table-cell>
          <table:table-cell office:value-type="float" office:value="3.634273" calcext:value-type="float">
            <text:p>3.634273</text:p>
          </table:table-cell>
          <table:table-cell/>
          <table:table-cell table:formula="of:=[.G12]/[.B12] * 100" office:value-type="float" office:value="1.35432047845884" calcext:value-type="float">
            <text:p>1.35432047845884</text:p>
          </table:table-cell>
          <table:table-cell table:formula="of:=[.H12]/[.D12] * 100" office:value-type="float" office:value="12.1345788650814" calcext:value-type="float">
            <text:p>12.1345788650814</text:p>
          </table:table-cell>
        </table:table-row>
        <table:table-row table:style-name="ro1">
          <table:table-cell office:value-type="string" calcext:value-type="string">
            <text:p>Hyperspace Mountain </text:p>
          </table:table-cell>
          <table:table-cell office:value-type="float" office:value="6.251516" calcext:value-type="float">
            <text:p>6.251516</text:p>
          </table:table-cell>
          <table:table-cell office:value-type="float" office:value="0.007685" calcext:value-type="float">
            <text:p>0.007685</text:p>
          </table:table-cell>
          <table:table-cell office:value-type="float" office:value="22.013034" calcext:value-type="float">
            <text:p>22.013034</text:p>
          </table:table-cell>
          <table:table-cell office:value-type="float" office:value="0.335784" calcext:value-type="float">
            <text:p>0.335784</text:p>
          </table:table-cell>
          <table:table-cell office:value-type="float" office:value="22" calcext:value-type="float">
            <text:p>22</text:p>
          </table:table-cell>
          <table:table-cell office:value-type="float" office:value="0.123777" calcext:value-type="float">
            <text:p>0.123777</text:p>
          </table:table-cell>
          <table:table-cell office:value-type="float" office:value="5.408385" calcext:value-type="float">
            <text:p>5.408385</text:p>
          </table:table-cell>
          <table:table-cell/>
          <table:table-cell table:formula="of:=[.G13]/[.B13] * 100" office:value-type="float" office:value="1.97995174290524" calcext:value-type="float">
            <text:p>1.97995174290524</text:p>
          </table:table-cell>
          <table:table-cell table:formula="of:=[.H13]/[.D13] * 100" office:value-type="float" office:value="24.5690121588873" calcext:value-type="float">
            <text:p>24.5690121588873</text:p>
          </table:table-cell>
        </table:table-row>
        <table:table-row table:style-name="ro1">
          <table:table-cell office:value-type="string" calcext:value-type="string">
            <text:p>Iron Man Experience </text:p>
          </table:table-cell>
          <table:table-cell office:value-type="float" office:value="10.129408" calcext:value-type="float">
            <text:p>10.129408</text:p>
          </table:table-cell>
          <table:table-cell office:value-type="float" office:value="0.009658" calcext:value-type="float">
            <text:p>0.009658</text:p>
          </table:table-cell>
          <table:table-cell office:value-type="float" office:value="10.448782" calcext:value-type="float">
            <text:p>10.448782</text:p>
          </table:table-cell>
          <table:table-cell office:value-type="float" office:value="0.241145" calcext:value-type="float">
            <text:p>0.241145</text:p>
          </table:table-cell>
          <table:table-cell office:value-type="float" office:value="11" calcext:value-type="float">
            <text:p>11</text:p>
          </table:table-cell>
          <table:table-cell office:value-type="float" office:value="0.155555" calcext:value-type="float">
            <text:p>0.155555</text:p>
          </table:table-cell>
          <table:table-cell office:value-type="float" office:value="3.884063" calcext:value-type="float">
            <text:p>3.884063</text:p>
          </table:table-cell>
          <table:table-cell/>
          <table:table-cell table:formula="of:=[.G14]/[.B14] * 100" office:value-type="float" office:value="1.53567710965932" calcext:value-type="float">
            <text:p>1.53567710965932</text:p>
          </table:table-cell>
          <table:table-cell table:formula="of:=[.H14]/[.D14] * 100" office:value-type="float" office:value="37.1723996155724" calcext:value-type="float">
            <text:p>37.1723996155724</text:p>
          </table:table-cell>
        </table:table-row>
        <table:table-row table:style-name="ro1">
          <table:table-cell office:value-type="string" calcext:value-type="string">
            <text:p>Orbitron </text:p>
          </table:table-cell>
          <table:table-cell office:value-type="float" office:value="4.125877" calcext:value-type="float">
            <text:p>4.125877</text:p>
          </table:table-cell>
          <table:table-cell office:value-type="float" office:value="0.006564" calcext:value-type="float">
            <text:p>0.006564</text:p>
          </table:table-cell>
          <table:table-cell office:value-type="float" office:value="19.598426" calcext:value-type="float">
            <text:p>19.598426</text:p>
          </table:table-cell>
          <table:table-cell office:value-type="float" office:value="0.389506" calcext:value-type="float">
            <text:p>0.389506</text:p>
          </table:table-cell>
          <table:table-cell office:value-type="float" office:value="20" calcext:value-type="float">
            <text:p>20</text:p>
          </table:table-cell>
          <table:table-cell office:value-type="float" office:value="0.105721" calcext:value-type="float">
            <text:p>0.105721</text:p>
          </table:table-cell>
          <table:table-cell office:value-type="float" office:value="6.273679" calcext:value-type="float">
            <text:p>6.273679</text:p>
          </table:table-cell>
          <table:table-cell/>
          <table:table-cell table:formula="of:=[.G15]/[.B15] * 100" office:value-type="float" office:value="2.56238855399713" calcext:value-type="float">
            <text:p>2.56238855399713</text:p>
          </table:table-cell>
          <table:table-cell table:formula="of:=[.H15]/[.D15] * 100" office:value-type="float" office:value="32.0111370168196" calcext:value-type="float">
            <text:p>32.0111370168196</text:p>
          </table:table-cell>
        </table:table-row>
        <table:table-row table:style-name="ro1">
          <table:table-cell office:value-type="string" calcext:value-type="string">
            <text:p>Rafts To Tarzan's Treehouse </text:p>
          </table:table-cell>
          <table:table-cell office:value-type="float" office:value="8.134111" calcext:value-type="float">
            <text:p>8.134111</text:p>
          </table:table-cell>
          <table:table-cell office:value-type="float" office:value="0.008864" calcext:value-type="float">
            <text:p>0.008864</text:p>
          </table:table-cell>
          <table:table-cell office:value-type="float" office:value="12.104289" calcext:value-type="float">
            <text:p>12.104289</text:p>
          </table:table-cell>
          <table:table-cell office:value-type="float" office:value="0.26168" calcext:value-type="float">
            <text:p>0.26168</text:p>
          </table:table-cell>
          <table:table-cell office:value-type="float" office:value="12" calcext:value-type="float">
            <text:p>12</text:p>
          </table:table-cell>
          <table:table-cell office:value-type="float" office:value="0.142775" calcext:value-type="float">
            <text:p>0.142775</text:p>
          </table:table-cell>
          <table:table-cell office:value-type="float" office:value="4.214809" calcext:value-type="float">
            <text:p>4.214809</text:p>
          </table:table-cell>
          <table:table-cell/>
          <table:table-cell table:formula="of:=[.G16]/[.B16] * 100" office:value-type="float" office:value="1.75526249887664" calcext:value-type="float">
            <text:p>1.75526249887664</text:p>
          </table:table-cell>
          <table:table-cell table:formula="of:=[.H16]/[.D16] * 100" office:value-type="float" office:value="34.8207895564952" calcext:value-type="float">
            <text:p>34.8207895564952</text:p>
          </table:table-cell>
        </table:table-row>
        <table:table-row table:style-name="ro1">
          <table:table-cell office:value-type="string" calcext:value-type="string">
            <text:p>It's a Small World </text:p>
          </table:table-cell>
          <table:table-cell office:value-type="float" office:value="30.851857" calcext:value-type="float">
            <text:p>30.851857</text:p>
          </table:table-cell>
          <table:table-cell office:value-type="float" office:value="0.014167" calcext:value-type="float">
            <text:p>0.014167</text:p>
          </table:table-cell>
          <table:table-cell office:value-type="float" office:value="14.342761" calcext:value-type="float">
            <text:p>14.342761</text:p>
          </table:table-cell>
          <table:table-cell office:value-type="float" office:value="0.175164" calcext:value-type="float">
            <text:p>0.175164</text:p>
          </table:table-cell>
          <table:table-cell office:value-type="float" office:value="15" calcext:value-type="float">
            <text:p>15</text:p>
          </table:table-cell>
          <table:table-cell office:value-type="float" office:value="0.228186" calcext:value-type="float">
            <text:p>0.228186</text:p>
          </table:table-cell>
          <table:table-cell office:value-type="float" office:value="2.821317" calcext:value-type="float">
            <text:p>2.821317</text:p>
          </table:table-cell>
          <table:table-cell/>
          <table:table-cell table:formula="of:=[.G17]/[.B17] * 100" office:value-type="float" office:value="0.739618363977248" calcext:value-type="float">
            <text:p>0.739618363977248</text:p>
          </table:table-cell>
          <table:table-cell table:formula="of:=[.H17]/[.D17] * 100" office:value-type="float" office:value="19.6706687087653" calcext:value-type="float">
            <text:p>19.6706687087653</text:p>
          </table:table-cell>
        </table:table-row>
        <table:table-row table:style-name="ro1">
          <table:table-cell office:value-type="string" calcext:value-type="string">
            <text:p>Ant-Man and The Wasp </text:p>
          </table:table-cell>
          <table:table-cell office:value-type="float" office:value="2.005115" calcext:value-type="float">
            <text:p>2.005115</text:p>
          </table:table-cell>
          <table:table-cell office:value-type="float" office:value="0.004374" calcext:value-type="float">
            <text:p>0.004374</text:p>
          </table:table-cell>
          <table:table-cell office:value-type="float" office:value="15.309738" calcext:value-type="float">
            <text:p>15.309738</text:p>
          </table:table-cell>
          <table:table-cell office:value-type="float" office:value="0.406302" calcext:value-type="float">
            <text:p>0.406302</text:p>
          </table:table-cell>
          <table:table-cell office:value-type="float" office:value="14" calcext:value-type="float">
            <text:p>14</text:p>
          </table:table-cell>
          <table:table-cell office:value-type="float" office:value="0.070446" calcext:value-type="float">
            <text:p>0.070446</text:p>
          </table:table-cell>
          <table:table-cell office:value-type="float" office:value="6.544207" calcext:value-type="float">
            <text:p>6.544207</text:p>
          </table:table-cell>
          <table:table-cell/>
          <table:table-cell table:formula="of:=[.G18]/[.B18] * 100" office:value-type="float" office:value="3.51331469766073" calcext:value-type="float">
            <text:p>3.51331469766073</text:p>
          </table:table-cell>
          <table:table-cell table:formula="of:=[.H18]/[.D18] * 100" office:value-type="float" office:value="42.7453885886225" calcext:value-type="float">
            <text:p>42.7453885886225</text:p>
          </table:table-cell>
        </table:table-row>
        <table:table-row table:style-name="ro1">
          <table:table-cell office:value-type="string" calcext:value-type="string">
            <text:p>Mad Hatter Tea Cups </text:p>
          </table:table-cell>
          <table:table-cell office:value-type="float" office:value="4.099808" calcext:value-type="float">
            <text:p>4.099808</text:p>
          </table:table-cell>
          <table:table-cell office:value-type="float" office:value="0.006443" calcext:value-type="float">
            <text:p>0.006443</text:p>
          </table:table-cell>
          <table:table-cell office:value-type="float" office:value="17.712831" calcext:value-type="float">
            <text:p>17.712831</text:p>
          </table:table-cell>
          <table:table-cell office:value-type="float" office:value="0.378274" calcext:value-type="float">
            <text:p>0.378274</text:p>
          </table:table-cell>
          <table:table-cell office:value-type="float" office:value="18" calcext:value-type="float">
            <text:p>18</text:p>
          </table:table-cell>
          <table:table-cell office:value-type="float" office:value="0.103773" calcext:value-type="float">
            <text:p>0.103773</text:p>
          </table:table-cell>
          <table:table-cell office:value-type="float" office:value="6.092764" calcext:value-type="float">
            <text:p>6.092764</text:p>
          </table:table-cell>
          <table:table-cell/>
          <table:table-cell table:formula="of:=[.G19]/[.B19] * 100" office:value-type="float" office:value="2.53116731320101" calcext:value-type="float">
            <text:p>2.53116731320101</text:p>
          </table:table-cell>
          <table:table-cell table:formula="of:=[.H19]/[.D19] * 100" office:value-type="float" office:value="34.3974602365935" calcext:value-type="float">
            <text:p>34.3974602365935</text:p>
          </table:table-cell>
        </table:table-row>
        <table:table-row table:style-name="ro1">
          <table:table-cell office:value-type="string" calcext:value-type="string">
            <text:p>Cinderella Carousen </text:p>
          </table:table-cell>
          <table:table-cell office:value-type="float" office:value="6.120506" calcext:value-type="float">
            <text:p>6.120506</text:p>
          </table:table-cell>
          <table:table-cell office:value-type="float" office:value="0.007588" calcext:value-type="float">
            <text:p>0.007588</text:p>
          </table:table-cell>
          <table:table-cell office:value-type="float" office:value="14.069326" calcext:value-type="float">
            <text:p>14.069326</text:p>
          </table:table-cell>
          <table:table-cell office:value-type="float" office:value="0.288187" calcext:value-type="float">
            <text:p>0.288187</text:p>
          </table:table-cell>
          <table:table-cell office:value-type="float" office:value="14" calcext:value-type="float">
            <text:p>14</text:p>
          </table:table-cell>
          <table:table-cell office:value-type="float" office:value="0.122226" calcext:value-type="float">
            <text:p>0.122226</text:p>
          </table:table-cell>
          <table:table-cell office:value-type="float" office:value="4.641761" calcext:value-type="float">
            <text:p>4.641761</text:p>
          </table:table-cell>
          <table:table-cell/>
          <table:table-cell table:formula="of:=[.G20]/[.B20] * 100" office:value-type="float" office:value="1.99699175198913" calcext:value-type="float">
            <text:p>1.99699175198913</text:p>
          </table:table-cell>
          <table:table-cell table:formula="of:=[.H20]/[.D20] * 100" office:value-type="float" office:value="32.9920637278573" calcext:value-type="float">
            <text:p>32.99206372785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7T15:49:22.626482224</dc:date>
    <meta:editing-duration>PT2M38S</meta:editing-duration>
    <meta:editing-cycles>1</meta:editing-cycles>
    <meta:generator>LibreOffice/7.6.4.1$Linux_X86_64 LibreOffice_project/60$Build-1</meta:generator>
    <meta:document-statistic meta:table-count="1" meta:cell-count="200" meta:object-count="0"/>
  </office:meta>
</office:document-meta>
</file>